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ttes" style:family="table">
      <style:table-properties style:width="16.96cm" table:align="left" style:shadow="none" style:may-break-between-rows="false"/>
    </style:style>
    <style:style style:name="tabDettes.A" style:family="table-column">
      <style:table-column-properties style:column-width="8.493cm"/>
    </style:style>
    <style:style style:name="tabDettes.B" style:family="table-column">
      <style:table-column-properties style:column-width="2.037cm"/>
    </style:style>
    <style:style style:name="tabDettes.C" style:family="table-column">
      <style:table-column-properties style:column-width="1.27cm"/>
    </style:style>
    <style:style style:name="tabDettes.D" style:family="table-column">
      <style:table-column-properties style:column-width="1.559cm"/>
    </style:style>
    <style:style style:name="tabDettes.E" style:family="table-column">
      <style:table-column-properties style:column-width="1.346cm"/>
    </style:style>
    <style:style style:name="tabDettes.F" style:family="table-column">
      <style:table-column-properties style:column-width="2.254cm"/>
    </style:style>
    <style:style style:name="tabDettes.1" style:family="table-row">
      <style:table-row-properties style:min-row-height="0.499cm" style:keep-together="false" fo:keep-together="always"/>
    </style:style>
    <style:style style:name="tabDettes.A1" style:family="table-cell">
      <style:table-cell-properties style:vertical-align="bottom" fo:padding="0.097cm" fo:border="none"/>
    </style:style>
    <style:style style:name="tabDette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Dettes.E4" style:family="table-cell">
      <style:table-cell-properties style:vertical-align="bottom" fo:padding="0.097cm" fo:border-left="none" fo:border-right="none" fo:border-top="0.018cm solid #000000" fo:border-bottom="none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DETTES =%</text:p>
      <table:table table:name="tabDettes" table:style-name="tabDettes">
        <table:table-column table:style-name="tabDettes.A"/>
        <table:table-column table:style-name="tabDettes.B"/>
        <table:table-column table:style-name="tabDettes.C"/>
        <table:table-column table:style-name="tabDettes.D"/>
        <table:table-column table:style-name="tabDettes.E"/>
        <table:table-column table:style-name="tabDettes.F"/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</table:table-row>
        <table:table-row table:style-name="tabDettes.1">
          <table:table-cell table:style-name="tabDettes.A2" office:value-type="string">
            <text:p text:style-name="P3">%{ligneStandard}%%=LIBELLE=%</text:p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>%=CHF=%</text:p>
          </table:table-cell>
          <table:table-cell table:style-name="tabDettes.A2" office:value-type="string">
            <text:p text:style-name="P4">%=TOTAL=%</text:p>
          </table:table-cell>
        </table:table-row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</table:table-row>
        <table:table-row table:style-name="tabDettes.1">
          <table:table-cell table:style-name="tabDettes.A1" office:value-type="string">
            <text:p text:style-name="P5">%{ligneTotal}%%=LIBELLE=%</text:p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E4" office:value-type="string">
            <text:p text:style-name="P6">%=CHF=%</text:p>
          </table:table-cell>
          <table:table-cell table:style-name="tabDette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4-11-20T13:16:34.23</dc:date>
    <meta:editing-cycles>12</meta:editing-cycles>
    <meta:editing-duration>PT38M5S</meta:editing-duration>
    <meta:document-statistic meta:table-count="1" meta:image-count="0" meta:object-count="0" meta:page-count="1" meta:paragraph-count="7" meta:word-count="9" meta:character-count="108"/>
    <meta:user-defined meta:name="Info 1"/>
    <meta:user-defined meta:name="Info 2"/>
    <meta:user-defined meta:name="Info 3"/>
    <meta:user-defined meta:name="Info 4"/>
  </office:meta>
</office:document-meta>
</file>